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7C492699D357EED5.png" manifest:media-type="image/png"/>
  <manifest:file-entry manifest:full-path="Pictures/1000020100000508000002E85C83413A3A418EB8.png" manifest:media-type="image/png"/>
  <manifest:file-entry manifest:full-path="Pictures/100032C500005224000074205881D62138C18FE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6.25cm" fo:min-width="11.4cm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76cm"/>
    </style:style>
    <style:style style:name="gr3" style:family="graphic" style:parent-style-name="standard">
      <style:graphic-properties draw:stroke="none" draw:fill="none" fo:min-height="0.3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standard">
      <style:graphic-properties svg:stroke-width="0.03cm" svg:stroke-color="#9933ff" draw:marker-start-width="0.295cm" draw:marker-end-width="0.295cm" draw:fill="none" draw:textarea-horizontal-align="justify" draw:textarea-vertical-align="middle" draw:auto-grow-height="false" fo:min-height="0.994cm" fo:min-width="0.744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9933ff" draw:marker-start-width="0.295cm" draw:marker-end-width="0.295cm" draw:fill="none" draw:textarea-horizontal-align="justify" draw:textarea-vertical-align="middle" draw:auto-grow-height="false" fo:min-height="0.57cm" fo:min-width="0.32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83cm"/>
    </style:style>
    <style:style style:name="gr9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00ff" draw:textarea-horizontal-align="center" draw:textarea-vertical-align="middle" draw:auto-grow-height="false" draw:fit-to-size="false" fo:min-height="1.156cm" fo:min-width="0.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1" fo:font-size="10pt" style:font-size-asian="10pt" style:font-size-complex="10pt"/>
    </style:style>
    <style:style style:name="P7" style:family="paragraph">
      <loext:graphic-properties draw:fill="none" draw:fill-color="#ffffff"/>
      <style:text-properties fo:color="#9900ff" style:font-name="Courier New1" fo:font-size="10.5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99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9900ff" style:text-outline="false" style:text-line-through-style="none" style:text-line-through-type="none" style:text-position="0% 100%" style:font-name="Courier1" fo:font-size="8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1" fo:font-size="10pt" style:font-size-asian="10pt" style:font-size-complex="10pt"/>
    </style:style>
    <style:style style:name="T4" style:family="text">
      <style:text-properties fo:color="#9900ff" style:font-name="Courier New1" fo:font-size="10.5pt" fo:font-weight="bold" style:font-size-asian="8pt" style:font-weight-asian="bold" style:font-size-complex="8pt" style:font-weight-complex="bold"/>
    </style:style>
    <style:style style:name="T5" style:family="text">
      <style:text-properties fo:color="#9900ff" style:text-outline="false" style:text-line-through-style="none" style:text-line-through-type="none" style:text-position="0% 100%" style:font-name="Courier1" fo:font-size="8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2cm" svg:height="6.8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276cm" svg:height="0.725cm" svg:x="4cm" svg:y="4.175cm">
          <draw:text-box>
            <text:p><text:span text:style-name="T1">To:</text:span><text:span text:style-name="T2"> info@somewhere.example</text:span></text:p>
          </draw:text-box>
        </draw:frame>
        <draw:frame draw:style-name="gr3" draw:text-style-name="P4" draw:layer="layout" svg:width="5.553cm" svg:height="1.199cm" svg:x="0.247cm" svg:y="0.4cm">
          <draw:text-box>
            <text:p text:style-name="P3"><text:span text:style-name="T1">From:</text:span><text:span text:style-name="T2"> johndoe@home.example</text:span></text:p>
          </draw:text-box>
        </draw:frame>
        <draw:frame draw:style-name="gr4" draw:text-style-name="P5" draw:layer="layout" svg:width="3.644cm" svg:height="5.153cm" draw:transform="rotate (-1.5707963267949) translate (12.2cm 0.2cm)">
          <draw:image xlink:href="Pictures/100032C500005224000074205881D62138C18FEF.svg" xlink:type="simple" xlink:show="embed" xlink:actuate="onLoad">
            <text:p/>
          </draw:image>
          <draw:image xlink:href="Pictures/1000020100000253000003497C492699D357EED5.png" xlink:type="simple" xlink:show="embed" xlink:actuate="onLoad"/>
        </draw:frame>
        <draw:frame draw:style-name="gr4" draw:text-style-name="P5" draw:layer="layout" svg:width="1.431cm" svg:height="0.826cm" draw:transform="skewX (0.00122173047639603) rotate (-0.0059341194567806) translate (10.215cm 1.016cm)">
          <draw:image xlink:href="Pictures/1000020100000508000002E85C83413A3A418EB8.png" xlink:type="simple" xlink:show="embed" xlink:actuate="onLoad">
            <text:p/>
          </draw:image>
        </draw:frame>
        <draw:frame draw:style-name="gr5" draw:text-style-name="P6" draw:layer="layout" svg:width="1.934cm" svg:height="0.762cm" svg:x="9.966cm" svg:y="2.738cm">
          <draw:text-box>
            <text:p><text:span text:style-name="T3">0.00</text:span></text:p>
          </draw:text-box>
        </draw:frame>
        <draw:custom-shape draw:style-name="gr6" draw:text-style-name="P5" draw:layer="layout" svg:width="1.8cm" svg:height="1.8cm" svg:x="8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cm" svg:height="1.2cm" svg:x="9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383cm" svg:height="0.666cm" svg:x="9.117cm" svg:y="2.5cm">
          <draw:text-box>
            <text:p><text:span text:style-name="T4">DKIM</text:span></text:p>
          </draw:text-box>
        </draw:frame>
        <draw:custom-shape draw:style-name="gr9" draw:text-style-name="P9" draw:layer="layout" svg:width="1.399cm" svg:height="1.415cm" draw:transform="skewX (0.000698131700797732) translate (9.101cm 2.085cm)">
          <text:p text:style-name="P8"><text:span text:style-name="T5">WhjsxQZtwdfGQW==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79.890271135624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9-04-20T00:52:09.425485255</dc:date>
    <meta:editing-duration>PT4H59M5S</meta:editing-duration>
    <meta:editing-cycles>18</meta:editing-cycles>
    <meta:generator>LibreOffice/5.1.6.2$Linux_X86_64 LibreOffice_project/10m0$Build-2</meta:generator>
    <meta:document-statistic meta:object-count="10"/>
  </office:meta>
</office:document-meta>
</file>